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7111in" fo:margin-left="0.9819in" table:align="left"/>
    </style:style>
    <style:style style:name="Table1.A" style:family="table-column">
      <style:table-column-properties style:column-width="5.7111in"/>
    </style:style>
    <style:style style:name="Table1.A1" style:family="table-cell">
      <style:table-cell-properties style:vertical-align="middle" fo:padding="0.0313in" fo:border="none"/>
    </style:style>
    <style:style style:name="Table2" style:family="table">
      <style:table-properties style:width="5.7111in" fo:margin-left="0.9819in" table:align="left"/>
    </style:style>
    <style:style style:name="Table2.A" style:family="table-column">
      <style:table-column-properties style:column-width="1.2847in"/>
    </style:style>
    <style:style style:name="Table2.B" style:family="table-column">
      <style:table-column-properties style:column-width="4.4264in"/>
    </style:style>
    <style:style style:name="Table2.A1" style:family="table-cell">
      <style:table-cell-properties style:vertical-align="middle" fo:padding="0.0313in" fo:border="none"/>
    </style:style>
    <style:style style:name="P1" style:family="paragraph" style:parent-style-name="Standard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1">
      <style:paragraph-properties fo:margin-top="0in" fo:margin-bottom="0in" loext:contextual-spacing="false"/>
    </style:style>
    <style:style style:name="P7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8" style:family="paragraph" style:parent-style-name="Text_20_body" style:list-style-name="L4">
      <style:paragraph-properties fo:margin-top="0in" fo:margin-bottom="0in" loext:contextual-spacing="false"/>
    </style:style>
    <style:style style:name="P9" style:family="paragraph" style:parent-style-name="Horizontal_20_Line" style:list-style-name="L2"/>
    <style:style style:name="P10" style:family="paragraph" style:parent-style-name="List_20_Heading" style:list-style-name="L2"/>
    <style:style style:name="P11" style:family="paragraph" style:parent-style-name="List_20_Heading" style:list-style-name="L4"/>
    <style:style style:name="P12" style:family="paragraph" style:parent-style-name="List_20_Contents" style:list-style-name="L2"/>
    <style:style style:name="P13" style:family="paragraph" style:parent-style-name="List_20_Contents" style:list-style-name="L4"/>
    <style:style style:name="P14" style:family="paragraph" style:parent-style-name="List_20_Contents" style:list-style-name="L2">
      <style:paragraph-properties fo:margin-top="0in" fo:margin-bottom="0.1965in" loext:contextual-spacing="false"/>
    </style:style>
    <style:style style:name="P15" style:family="paragraph" style:parent-style-name="List_20_Contents" style:list-style-name="L4">
      <style:paragraph-properties fo:margin-top="0in" fo:margin-bottom="0.1965in" loext:contextual-spacing="false"/>
    </style:style>
    <style:style style:name="P16" style:family="paragraph" style:parent-style-name="Preformatted_20_Text" style:list-style-name="L2"/>
    <style:style style:name="P17" style:family="paragraph" style:parent-style-name="Preformatted_20_Text" style:list-style-name="L4"/>
    <style:style style:name="P18" style:family="paragraph" style:parent-style-name="Preformatted_20_Text" style:list-style-name="L2">
      <style:paragraph-properties fo:margin-top="0in" fo:margin-bottom="0.1965in" loext:contextual-spacing="false"/>
    </style:style>
    <style:style style:name="P19" style:family="paragraph" style:parent-style-name="Preformatted_20_Text" style:list-style-name="L4">
      <style:paragraph-properties fo:margin-top="0in" fo:margin-bottom="0.1965in" loext:contextual-spacing="false"/>
    </style:style>
    <style:style style:name="P20" style:family="paragraph" style:parent-style-name="Heading_20_3" style:list-style-name="L3"/>
    <style:style style:name="P21" style:family="paragraph" style:parent-style-name="Heading_20_3" style:list-style-name="L4"/>
    <style:style style:name="P22" style:family="paragraph" style:parent-style-name="Heading_20_4" style:list-style-name="L4"/>
    <style:style style:name="T1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u.princeton.cs.algs4</text:p>
      <text:h text:style-name="Heading_20_2" text:outline-level="2">Class MinPQ&lt;Key&gt;</text:h>
      <text:list xml:id="list399929114369341899" text:style-name="L1">
        <text:list-item>
          <text:p text:style-name="P6"><text:a xlink:type="simple" xlink:href="http://docs.oracle.com/javase/7/docs/api/java/lang/Object.html?is-external=true" text:style-name="Internet_20_link" text:visited-style-name="Visited_20_Internet_20_Link">Object</text:a> </text:p>
          <text:list>
            <text:list-item>
              <text:p text:style-name="P2">edu.princeton.cs.algs4.MinPQ&lt;Key&gt; </text:p>
            </text:list-item>
          </text:list>
        </text:list-item>
      </text:list>
      <text:list xml:id="list3883040251695469114" text:style-name="L2">
        <text:list-item>
          <text:p text:style-name="P10">Type Parameters:</text:p>
          <text:p text:style-name="P12"><text:span text:style-name="Source_20_Text">Key</text:span> - the generic type of key on this priority queue</text:p>
          <text:p text:style-name="P10">All Implemented Interfaces: </text:p>
          <text:p text:style-name="P12"><text:a xlink:type="simple" xlink:href="http://docs.oracle.com/javase/7/docs/api/java/lang/Iterable.html?is-external=true" text:style-name="Internet_20_link" text:visited-style-name="Visited_20_Internet_20_Link">Iterable</text:a>&lt;Key&gt; </text:p>
          <text:p text:style-name="P9"/>
          <text:p text:style-name="P3"/>
          <text:p text:style-name="P16">public class MinPQ&lt;Key&gt;</text:p>
          <text:p text:style-name="P16">extends <text:a xlink:type="simple" xlink:href="http://docs.oracle.com/javase/7/docs/api/java/lang/Object.html?is-external=true" text:style-name="Internet_20_link" text:visited-style-name="Visited_20_Internet_20_Link">Object</text:a></text:p>
          <text:p text:style-name="P18">implements <text:a xlink:type="simple" xlink:href="http://docs.oracle.com/javase/7/docs/api/java/lang/Iterable.html?is-external=true" text:style-name="Internet_20_link" text:visited-style-name="Visited_20_Internet_20_Link">Iterable</text:a>&lt;Key&gt;</text:p>
          <text:p text:style-name="P3">The <text:span text:style-name="Source_20_Text">MinPQ</text:span> class represents a priority queue of generic keys. It supports the usual <text:span text:style-name="Emphasis">insert</text:span> and <text:span text:style-name="Emphasis">delete-the-minimum</text:span> operations, along with methods for peeking at the minimum key, testing if the priority queue is empty, and iterating through the keys. </text:p>
          <text:p text:style-name="P3">This implementation uses a binary heap. The <text:span text:style-name="Emphasis">insert</text:span> and <text:span text:style-name="Emphasis">delete-the-minimum</text:span> operations take logarithmic amortized time. The <text:span text:style-name="Emphasis">min</text:span>, <text:span text:style-name="Emphasis">size</text:span>, and <text:span text:style-name="Emphasis">is-empty</text:span> operations take constant time. Construction takes time proportional to the specified capacity or the number of items used to initialize the data structure. </text:p>
          <text:p text:style-name="P3">For additional documentation, see <text:a xlink:type="simple" xlink:href="http://algs4.cs.princeton.edu/24pq" text:style-name="Internet_20_link" text:visited-style-name="Visited_20_Internet_20_Link">Section 2.4</text:a> of <text:span text:style-name="T1">Algorithms, 4th Edition</text:span> by Robert Sedgewick and Kevin Wayne.</text:p>
          <text:p text:style-name="P10">Author: </text:p>
          <text:p text:style-name="P14">Robert Sedgewick, Kevin Wayne</text:p>
        </text:list-item>
      </text:list>
      <text:list xml:id="list8402264822904329831" text:style-name="L3">
        <text:list-item>
          <text:list>
            <text:list-item>
              <text:list>
                <text:list-item>
                  <text:h text:style-name="P20" text:outline-level="3"><text:bookmark text:name="constructor_summary"/>Constructor Summary</text:h>
                </text:list-item>
              </text:list>
            </text:list-item>
          </text:list>
        </text:list-item>
      </text:list>
      <text:p text:style-name="P7">Constructors 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Heading">Constructor and Descripti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algs4.cs.princeton.edu/code/javadoc/edu/princeton/cs/algs4/MinPQ.html#MinPQ%28%29" text:style-name="Internet_20_link" text:visited-style-name="Visited_20_Internet_20_Link"><text:span text:style-name="Source_20_Text"><text:span text:style-name="Strong_20_Emphasis">MinPQ</text:span></text:span></text:a><text:span text:style-name="Source_20_Text">()</text:span> </text:p>
            <text:p text:style-name="Table_20_Contents">Initializes an empty priority queue.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algs4.cs.princeton.edu/code/javadoc/edu/princeton/cs/algs4/MinPQ.html#MinPQ%28java.util.Comparator%29" text:style-name="Internet_20_link" text:visited-style-name="Visited_20_Internet_20_Link"><text:span text:style-name="Source_20_Text"><text:span text:style-name="Strong_20_Emphasis">MinPQ</text:span></text:span></text:a><text:span text:style-name="Source_20_Text">(</text:span><text:a xlink:type="simple" xlink:href="http://docs.oracle.com/javase/7/docs/api/java/util/Comparator.html?is-external=true" text:style-name="Internet_20_link" text:visited-style-name="Visited_20_Internet_20_Link"><text:span text:style-name="Source_20_Text">Comparator</text:span></text:a><text:span text:style-name="Source_20_Text">&lt;</text:span><text:a xlink:type="simple" xlink:href="http://algs4.cs.princeton.edu/code/javadoc/edu/princeton/cs/algs4/MinPQ.html" text:style-name="Internet_20_link" text:visited-style-name="Visited_20_Internet_20_Link"><text:span text:style-name="Source_20_Text">Key</text:span></text:a><text:span text:style-name="Source_20_Text">&gt; comparator)</text:span> </text:p>
            <text:p text:style-name="Table_20_Contents">Initializes an empty priority queue using the given comparator.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algs4.cs.princeton.edu/code/javadoc/edu/princeton/cs/algs4/MinPQ.html#MinPQ%28int%29" text:style-name="Internet_20_link" text:visited-style-name="Visited_20_Internet_20_Link"><text:span text:style-name="Source_20_Text"><text:span text:style-name="Strong_20_Emphasis">MinPQ</text:span></text:span></text:a><text:span text:style-name="Source_20_Text">(int initCapacity)</text:span> </text:p>
            <text:p text:style-name="Table_20_Contents">Initializes an empty priority queue with the given initial capacity.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algs4.cs.princeton.edu/code/javadoc/edu/princeton/cs/algs4/MinPQ.html#MinPQ%28int,%20java.util.Comparator%29" text:style-name="Internet_20_link" text:visited-style-name="Visited_20_Internet_20_Link"><text:span text:style-name="Source_20_Text"><text:span text:style-name="Strong_20_Emphasis">MinPQ</text:span></text:span></text:a><text:span text:style-name="Source_20_Text">(int initCapacity, </text:span><text:a xlink:type="simple" xlink:href="http://docs.oracle.com/javase/7/docs/api/java/util/Comparator.html?is-external=true" text:style-name="Internet_20_link" text:visited-style-name="Visited_20_Internet_20_Link"><text:span text:style-name="Source_20_Text">Comparator</text:span></text:a><text:span text:style-name="Source_20_Text">&lt;</text:span><text:a xlink:type="simple" xlink:href="http://algs4.cs.princeton.edu/code/javadoc/edu/princeton/cs/algs4/MinPQ.html" text:style-name="Internet_20_link" text:visited-style-name="Visited_20_Internet_20_Link"><text:span text:style-name="Source_20_Text">Key</text:span></text:a><text:span text:style-name="Source_20_Text">&gt; comparator)</text:span> </text:p>
            <text:p text:style-name="Table_20_Contents">Initializes an empty priority queue with the given initial capacity, using the given comparator.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algs4.cs.princeton.edu/code/javadoc/edu/princeton/cs/algs4/MinPQ.html#MinPQ%28Key[]%29" text:style-name="Internet_20_link" text:visited-style-name="Visited_20_Internet_20_Link"><text:span text:style-name="Source_20_Text"><text:span text:style-name="Strong_20_Emphasis">MinPQ</text:span></text:span></text:a><text:span text:style-name="Source_20_Text">(</text:span><text:a xlink:type="simple" xlink:href="http://algs4.cs.princeton.edu/code/javadoc/edu/princeton/cs/algs4/MinPQ.html" text:style-name="Internet_20_link" text:visited-style-name="Visited_20_Internet_20_Link"><text:span text:style-name="Source_20_Text">Key</text:span></text:a><text:span text:style-name="Source_20_Text">[] keys)</text:span> </text:p>
            <text:p text:style-name="Table_20_Contents">Initializes a priority queue from the array of keys.</text:p>
          </table:table-cell>
        </table:table-row>
      </table:table>
      <text:list xml:id="list125214490617944" text:continue-numbering="true" text:style-name="L3">
        <text:list-item>
          <text:list>
            <text:list-item>
              <text:list>
                <text:list-item>
                  <text:h text:style-name="P20" text:outline-level="3"><text:bookmark text:name="method_summary"/><text:soft-page-break/>Method Summary</text:h>
                </text:list-item>
              </text:list>
            </text:list-item>
          </text:list>
        </text:list-item>
      </text:list>
      <text:p text:style-name="P7">Methods 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Modifier and Type</text:p>
          </table:table-cell>
          <table:table-cell table:style-name="Table2.A1" office:value-type="string">
            <text:p text:style-name="Table_20_Heading">Method and Description</text:p>
          </table:table-cell>
        </table:table-row>
        <table:table-row>
          <table:table-cell table:style-name="Table2.A1" office:value-type="string">
            <text:p text:style-name="Table_20_Contents"><text:a xlink:type="simple" xlink:href="http://algs4.cs.princeton.edu/code/javadoc/edu/princeton/cs/algs4/MinPQ.html" text:style-name="Internet_20_link" text:visited-style-name="Visited_20_Internet_20_Link"><text:span text:style-name="Source_20_Text">Key</text:span></text:a></text:p>
          </table:table-cell>
          <table:table-cell table:style-name="Table2.A1" office:value-type="string">
            <text:p text:style-name="Table_20_Contents"><text:a xlink:type="simple" xlink:href="http://algs4.cs.princeton.edu/code/javadoc/edu/princeton/cs/algs4/MinPQ.html#delMin%28%29" text:style-name="Internet_20_link" text:visited-style-name="Visited_20_Internet_20_Link"><text:span text:style-name="Source_20_Text"><text:span text:style-name="Strong_20_Emphasis">delMin</text:span></text:span></text:a><text:span text:style-name="Source_20_Text">()</text:span> </text:p>
            <text:p text:style-name="Table_20_Contents">Removes and returns a smallest key on this priority queue.</text:p>
          </table:table-cell>
        </table:table-row>
        <table:table-row>
          <table:table-cell table:style-name="Table2.A1" office:value-type="string">
            <text:p text:style-name="Table_20_Contents"><text:span text:style-name="Source_20_Text">void</text:span></text:p>
          </table:table-cell>
          <table:table-cell table:style-name="Table2.A1" office:value-type="string">
            <text:p text:style-name="Table_20_Contents"><text:a xlink:type="simple" xlink:href="http://algs4.cs.princeton.edu/code/javadoc/edu/princeton/cs/algs4/MinPQ.html#insert%28Key%29" text:style-name="Internet_20_link" text:visited-style-name="Visited_20_Internet_20_Link"><text:span text:style-name="Source_20_Text"><text:span text:style-name="Strong_20_Emphasis">insert</text:span></text:span></text:a><text:span text:style-name="Source_20_Text">(</text:span><text:a xlink:type="simple" xlink:href="http://algs4.cs.princeton.edu/code/javadoc/edu/princeton/cs/algs4/MinPQ.html" text:style-name="Internet_20_link" text:visited-style-name="Visited_20_Internet_20_Link"><text:span text:style-name="Source_20_Text">Key</text:span></text:a><text:span text:style-name="Source_20_Text"> x)</text:span> </text:p>
            <text:p text:style-name="Table_20_Contents">Adds a new key to this priority queue.</text:p>
          </table:table-cell>
        </table:table-row>
        <table:table-row>
          <table:table-cell table:style-name="Table2.A1" office:value-type="string">
            <text:p text:style-name="Table_20_Contents"><text:span text:style-name="Source_20_Text">boolean</text:span></text:p>
          </table:table-cell>
          <table:table-cell table:style-name="Table2.A1" office:value-type="string">
            <text:p text:style-name="Table_20_Contents"><text:a xlink:type="simple" xlink:href="http://algs4.cs.princeton.edu/code/javadoc/edu/princeton/cs/algs4/MinPQ.html#isEmpty%28%29" text:style-name="Internet_20_link" text:visited-style-name="Visited_20_Internet_20_Link"><text:span text:style-name="Source_20_Text"><text:span text:style-name="Strong_20_Emphasis">isEmpty</text:span></text:span></text:a><text:span text:style-name="Source_20_Text">()</text:span> </text:p>
            <text:p text:style-name="Table_20_Contents">Returns true if this priority queue is empty.</text:p>
          </table:table-cell>
        </table:table-row>
        <table:table-row>
          <table:table-cell table:style-name="Table2.A1" office:value-type="string">
            <text:p text:style-name="Table_20_Contents"><text:a xlink:type="simple" xlink:href="http://docs.oracle.com/javase/7/docs/api/java/util/Iterator.html?is-external=true" text:style-name="Internet_20_link" text:visited-style-name="Visited_20_Internet_20_Link"><text:span text:style-name="Source_20_Text">Iterator</text:span></text:a><text:span text:style-name="Source_20_Text">&lt;</text:span><text:a xlink:type="simple" xlink:href="http://algs4.cs.princeton.edu/code/javadoc/edu/princeton/cs/algs4/MinPQ.html" text:style-name="Internet_20_link" text:visited-style-name="Visited_20_Internet_20_Link"><text:span text:style-name="Source_20_Text">Key</text:span></text:a><text:span text:style-name="Source_20_Text">&gt;</text:span></text:p>
          </table:table-cell>
          <table:table-cell table:style-name="Table2.A1" office:value-type="string">
            <text:p text:style-name="Table_20_Contents"><text:a xlink:type="simple" xlink:href="http://algs4.cs.princeton.edu/code/javadoc/edu/princeton/cs/algs4/MinPQ.html#iterator%28%29" text:style-name="Internet_20_link" text:visited-style-name="Visited_20_Internet_20_Link"><text:span text:style-name="Source_20_Text"><text:span text:style-name="Strong_20_Emphasis">iterator</text:span></text:span></text:a><text:span text:style-name="Source_20_Text">()</text:span> </text:p>
            <text:p text:style-name="Table_20_Contents">Returns an iterator that iterates over the keys on this priority queue in ascending order.</text:p>
          </table:table-cell>
        </table:table-row>
        <table:table-row>
          <table:table-cell table:style-name="Table2.A1" office:value-type="string">
            <text:p text:style-name="Table_20_Contents"><text:span text:style-name="Source_20_Text">static void</text:span></text:p>
          </table:table-cell>
          <table:table-cell table:style-name="Table2.A1" office:value-type="string">
            <text:p text:style-name="Table_20_Contents"><text:a xlink:type="simple" xlink:href="http://algs4.cs.princeton.edu/code/javadoc/edu/princeton/cs/algs4/MinPQ.html#main%28java.lang.String[]%29" text:style-name="Internet_20_link" text:visited-style-name="Visited_20_Internet_20_Link"><text:span text:style-name="Source_20_Text"><text:span text:style-name="Strong_20_Emphasis">main</text:span></text:span></text:a><text:span text:style-name="Source_20_Text">(</text:span><text:a xlink:type="simple" xlink:href="http://docs.oracle.com/javase/7/docs/api/java/lang/String.html?is-external=true" text:style-name="Internet_20_link" text:visited-style-name="Visited_20_Internet_20_Link"><text:span text:style-name="Source_20_Text">String</text:span></text:a><text:span text:style-name="Source_20_Text">[] args)</text:span> </text:p>
            <text:p text:style-name="Table_20_Contents">Unit tests the <text:span text:style-name="Source_20_Text">MinPQ</text:span> data type.</text:p>
          </table:table-cell>
        </table:table-row>
        <table:table-row>
          <table:table-cell table:style-name="Table2.A1" office:value-type="string">
            <text:p text:style-name="Table_20_Contents"><text:a xlink:type="simple" xlink:href="http://algs4.cs.princeton.edu/code/javadoc/edu/princeton/cs/algs4/MinPQ.html" text:style-name="Internet_20_link" text:visited-style-name="Visited_20_Internet_20_Link"><text:span text:style-name="Source_20_Text">Key</text:span></text:a></text:p>
          </table:table-cell>
          <table:table-cell table:style-name="Table2.A1" office:value-type="string">
            <text:p text:style-name="Table_20_Contents"><text:a xlink:type="simple" xlink:href="http://algs4.cs.princeton.edu/code/javadoc/edu/princeton/cs/algs4/MinPQ.html#min%28%29" text:style-name="Internet_20_link" text:visited-style-name="Visited_20_Internet_20_Link"><text:span text:style-name="Source_20_Text"><text:span text:style-name="Strong_20_Emphasis">min</text:span></text:span></text:a><text:span text:style-name="Source_20_Text">()</text:span> </text:p>
            <text:p text:style-name="Table_20_Contents">Returns a smallest key on this priority queue.</text:p>
          </table:table-cell>
        </table:table-row>
        <table:table-row>
          <table:table-cell table:style-name="Table2.A1" office:value-type="string">
            <text:p text:style-name="Table_20_Contents"><text:span text:style-name="Source_20_Text">int</text:span></text:p>
          </table:table-cell>
          <table:table-cell table:style-name="Table2.A1" office:value-type="string">
            <text:p text:style-name="Table_20_Contents"><text:a xlink:type="simple" xlink:href="http://algs4.cs.princeton.edu/code/javadoc/edu/princeton/cs/algs4/MinPQ.html#size%28%29" text:style-name="Internet_20_link" text:visited-style-name="Visited_20_Internet_20_Link"><text:span text:style-name="Source_20_Text"><text:span text:style-name="Strong_20_Emphasis">size</text:span></text:span></text:a><text:span text:style-name="Source_20_Text">()</text:span> </text:p>
            <text:p text:style-name="Table_20_Contents">Returns the number of keys on this priority queue.</text:p>
          </table:table-cell>
        </table:table-row>
      </table:table>
      <text:list xml:id="list125215334041028" text:continue-numbering="true" text:style-name="L3">
        <text:list-item>
          <text:list>
            <text:list-item>
              <text:list>
                <text:list-item>
                  <text:h text:style-name="P20" text:outline-level="3"><text:bookmark text:name="methods_inherited_from_class_Object"/>Methods inherited from class <text:a xlink:type="simple" xlink:href="http://docs.oracle.com/javase/7/docs/api/java/lang/Object.html?is-external=true" text:style-name="Internet_20_link" text:visited-style-name="Visited_20_Internet_20_Link">Object</text:a></text:h>
                  <text:p text:style-name="P4"><text:a xlink:type="simple" xlink:href="http://docs.oracle.com/javase/7/docs/api/java/lang/Object.html?is-external=true#clone%28%29" text:style-name="Internet_20_link" text:visited-style-name="Visited_20_Internet_20_Link"><text:span text:style-name="Source_20_Text">clone</text:span></text:a><text:span text:style-name="Source_20_Text">, </text:span><text:a xlink:type="simple" xlink:href="http://docs.oracle.com/javase/7/docs/api/java/lang/Object.html?is-external=true#equals%28java.lang.Object%29" text:style-name="Internet_20_link" text:visited-style-name="Visited_20_Internet_20_Link"><text:span text:style-name="Source_20_Text">equals</text:span></text:a><text:span text:style-name="Source_20_Text">, </text:span><text:a xlink:type="simple" xlink:href="http://docs.oracle.com/javase/7/docs/api/java/lang/Object.html?is-external=true#finalize%28%29" text:style-name="Internet_20_link" text:visited-style-name="Visited_20_Internet_20_Link"><text:span text:style-name="Source_20_Text">finalize</text:span></text:a><text:span text:style-name="Source_20_Text">, </text:span><text:a xlink:type="simple" xlink:href="http://docs.oracle.com/javase/7/docs/api/java/lang/Object.html?is-external=true#getClass%28%29" text:style-name="Internet_20_link" text:visited-style-name="Visited_20_Internet_20_Link"><text:span text:style-name="Source_20_Text">getClass</text:span></text:a><text:span text:style-name="Source_20_Text">, </text:span><text:a xlink:type="simple" xlink:href="http://docs.oracle.com/javase/7/docs/api/java/lang/Object.html?is-external=true#hashCode%28%29" text:style-name="Internet_20_link" text:visited-style-name="Visited_20_Internet_20_Link"><text:span text:style-name="Source_20_Text">hashCode</text:span></text:a><text:span text:style-name="Source_20_Text">, </text:span><text:a xlink:type="simple" xlink:href="http://docs.oracle.com/javase/7/docs/api/java/lang/Object.html?is-external=true#notify%28%29" text:style-name="Internet_20_link" text:visited-style-name="Visited_20_Internet_20_Link"><text:span text:style-name="Source_20_Text">notify</text:span></text:a><text:span text:style-name="Source_20_Text">, </text:span><text:a xlink:type="simple" xlink:href="http://docs.oracle.com/javase/7/docs/api/java/lang/Object.html?is-external=true#notifyAll%28%29" text:style-name="Internet_20_link" text:visited-style-name="Visited_20_Internet_20_Link"><text:span text:style-name="Source_20_Text">notifyAll</text:span></text:a><text:span text:style-name="Source_20_Text">, </text:span><text:a xlink:type="simple" xlink:href="http://docs.oracle.com/javase/7/docs/api/java/lang/Object.html?is-external=true#toString%28%29" text:style-name="Internet_20_link" text:visited-style-name="Visited_20_Internet_20_Link"><text:span text:style-name="Source_20_Text">toString</text:span></text:a><text:span text:style-name="Source_20_Text">, </text:span><text:a xlink:type="simple" xlink:href="http://docs.oracle.com/javase/7/docs/api/java/lang/Object.html?is-external=true#wait%28%29" text:style-name="Internet_20_link" text:visited-style-name="Visited_20_Internet_20_Link"><text:span text:style-name="Source_20_Text">wait</text:span></text:a><text:span text:style-name="Source_20_Text">, </text:span><text:a xlink:type="simple" xlink:href="http://docs.oracle.com/javase/7/docs/api/java/lang/Object.html?is-external=true#wait%28long%29" text:style-name="Internet_20_link" text:visited-style-name="Visited_20_Internet_20_Link"><text:span text:style-name="Source_20_Text">wait</text:span></text:a><text:span text:style-name="Source_20_Text">, </text:span><text:a xlink:type="simple" xlink:href="http://docs.oracle.com/javase/7/docs/api/java/lang/Object.html?is-external=true#wait%28long,%20int%29" text:style-name="Internet_20_link" text:visited-style-name="Visited_20_Internet_20_Link"><text:span text:style-name="Source_20_Text">wait</text:span></text:a> </text:p>
                </text:list-item>
              </text:list>
            </text:list-item>
          </text:list>
        </text:list-item>
      </text:list>
      <text:list xml:id="list6373750382635041459" text:style-name="L4">
        <text:list-item>
          <text:list>
            <text:list-item>
              <text:list>
                <text:list-item>
                  <text:h text:style-name="P21" text:outline-level="3"><text:bookmark text:name="constructor_detail"/>Constructor Detail</text:h>
                  <text:list>
                    <text:list-item>
                      <text:h text:style-name="P22" text:outline-level="4"><text:bookmark text:name="MinPQ(int)"/>MinPQ</text:h>
                    </text:list-item>
                  </text:list>
                  <text:p text:style-name="P19">public MinPQ(int initCapacity)</text:p>
                  <text:p text:style-name="P8">Initializes an empty priority queue with the given initial capacity.</text:p>
                  <text:p text:style-name="P11">Parameters:</text:p>
                  <text:p text:style-name="P13"><text:span text:style-name="Source_20_Text">initCapacity</text:span> - the initial capacity of this priority queue</text:p>
                  <text:list text:continue-numbering="true">
                    <text:list-item>
                      <text:h text:style-name="P22" text:outline-level="4"><text:bookmark text:name="MinPQ()"/>MinPQ</text:h>
                    </text:list-item>
                  </text:list>
                  <text:p text:style-name="P19">public MinPQ()</text:p>
                  <text:p text:style-name="P8">Initializes an empty priority queue.</text:p>
                  <text:list text:continue-numbering="true">
                    <text:list-item>
                      <text:h text:style-name="P22" text:outline-level="4"><text:bookmark text:name="MinPQ(int, java.util.Comparator)"/>MinPQ</text:h>
                    </text:list-item>
                  </text:list>
                  <text:p text:style-name="P17">public MinPQ(int initCapacity,</text:p>
                  <text:p text:style-name="P19"><text:s text:c="5"/><text:a xlink:type="simple" xlink:href="http://docs.oracle.com/javase/7/docs/api/java/util/Comparator.html?is-external=true" text:style-name="Internet_20_link" text:visited-style-name="Visited_20_Internet_20_Link">Comparator</text:a>&lt;<text:a xlink:type="simple" xlink:href="http://algs4.cs.princeton.edu/code/javadoc/edu/princeton/cs/algs4/MinPQ.html" text:style-name="Internet_20_link" text:visited-style-name="Visited_20_Internet_20_Link">Key</text:a>&gt; comparator)</text:p>
                  <text:p text:style-name="P8">Initializes an empty priority queue with the given initial capacity, using the given comparator.</text:p>
                  <text:p text:style-name="P11">Parameters:</text:p>
                  <text:p text:style-name="P13"><text:span text:style-name="Source_20_Text">initCapacity</text:span> - the initial capacity of this priority queue</text:p>
                  <text:p text:style-name="P13"><text:span text:style-name="Source_20_Text">comparator</text:span> - the order to use when comparing keys</text:p>
                  <text:list text:continue-numbering="true">
                    <text:list-item>
                      <text:h text:style-name="P22" text:outline-level="4"><text:bookmark text:name="MinPQ(java.util.Comparator)"/><text:soft-page-break/>MinPQ</text:h>
                    </text:list-item>
                  </text:list>
                  <text:p text:style-name="P19">public MinPQ(<text:a xlink:type="simple" xlink:href="http://docs.oracle.com/javase/7/docs/api/java/util/Comparator.html?is-external=true" text:style-name="Internet_20_link" text:visited-style-name="Visited_20_Internet_20_Link">Comparator</text:a>&lt;<text:a xlink:type="simple" xlink:href="http://algs4.cs.princeton.edu/code/javadoc/edu/princeton/cs/algs4/MinPQ.html" text:style-name="Internet_20_link" text:visited-style-name="Visited_20_Internet_20_Link">Key</text:a>&gt; comparator)</text:p>
                  <text:p text:style-name="P8">Initializes an empty priority queue using the given comparator.</text:p>
                  <text:p text:style-name="P11">Parameters:</text:p>
                  <text:p text:style-name="P13"><text:span text:style-name="Source_20_Text">comparator</text:span> - the order to use when comparing keys</text:p>
                  <text:list text:continue-numbering="true">
                    <text:list-item>
                      <text:h text:style-name="P22" text:outline-level="4"><text:bookmark text:name="MinPQ(java.lang.Object[])"/><text:bookmark text:name="MinPQ(Key[])"/>MinPQ</text:h>
                    </text:list-item>
                  </text:list>
                  <text:p text:style-name="P19">public MinPQ(<text:a xlink:type="simple" xlink:href="http://algs4.cs.princeton.edu/code/javadoc/edu/princeton/cs/algs4/MinPQ.html" text:style-name="Internet_20_link" text:visited-style-name="Visited_20_Internet_20_Link">Key</text:a>[] keys)</text:p>
                  <text:p text:style-name="P5">Initializes a priority queue from the array of keys. </text:p>
                  <text:p text:style-name="P5">Takes time proportional to the number of keys, using sink-based heap construction.</text:p>
                  <text:p text:style-name="P11">Parameters:</text:p>
                  <text:p text:style-name="P13"><text:span text:style-name="Source_20_Text">keys</text:span> - the array of keys</text:p>
                </text:list-item>
                <text:list-item>
                  <text:h text:style-name="P21" text:outline-level="3"><text:bookmark text:name="method_detail"/>Method Detail</text:h>
                  <text:list>
                    <text:list-item>
                      <text:h text:style-name="P22" text:outline-level="4"><text:bookmark text:name="isEmpty()"/>isEmpty</text:h>
                    </text:list-item>
                  </text:list>
                  <text:p text:style-name="P19">public boolean isEmpty()</text:p>
                  <text:p text:style-name="P8">Returns true if this priority queue is empty.</text:p>
                  <text:p text:style-name="P11">Returns:</text:p>
                  <text:p text:style-name="P13"><text:span text:style-name="Source_20_Text">true</text:span> if this priority queue is empty; <text:span text:style-name="Source_20_Text">false</text:span> otherwise</text:p>
                  <text:list text:continue-numbering="true">
                    <text:list-item>
                      <text:h text:style-name="P22" text:outline-level="4"><text:bookmark text:name="size()"/>size</text:h>
                    </text:list-item>
                  </text:list>
                  <text:p text:style-name="P19">public int size()</text:p>
                  <text:p text:style-name="P8">Returns the number of keys on this priority queue.</text:p>
                  <text:p text:style-name="P11">Returns:</text:p>
                  <text:p text:style-name="P13">the number of keys on this priority queue</text:p>
                  <text:list text:continue-numbering="true">
                    <text:list-item>
                      <text:h text:style-name="P22" text:outline-level="4"><text:bookmark text:name="min()"/>min</text:h>
                    </text:list-item>
                  </text:list>
                  <text:p text:style-name="P19">public <text:a xlink:type="simple" xlink:href="http://algs4.cs.princeton.edu/code/javadoc/edu/princeton/cs/algs4/MinPQ.html" text:style-name="Internet_20_link" text:visited-style-name="Visited_20_Internet_20_Link">Key</text:a> min()</text:p>
                  <text:p text:style-name="P8">Returns a smallest key on this priority queue.</text:p>
                  <text:p text:style-name="P11">Returns:</text:p>
                  <text:p text:style-name="P13">a smallest key on this priority queue </text:p>
                  <text:p text:style-name="P11">Throws: </text:p>
                  <text:p text:style-name="P13"><text:a xlink:type="simple" xlink:href="http://docs.oracle.com/javase/7/docs/api/java/util/NoSuchElementException.html?is-external=true" text:style-name="Internet_20_link" text:visited-style-name="Visited_20_Internet_20_Link"><text:span text:style-name="Source_20_Text">NoSuchElementException</text:span></text:a> - if this priority queue is empty</text:p>
                  <text:list text:continue-numbering="true">
                    <text:list-item>
                      <text:h text:style-name="P22" text:outline-level="4"><text:bookmark text:name="insert(java.lang.Object)"/><text:bookmark text:name="insert(Key)"/>insert</text:h>
                    </text:list-item>
                  </text:list>
                  <text:p text:style-name="P19">public void insert(<text:a xlink:type="simple" xlink:href="http://algs4.cs.princeton.edu/code/javadoc/edu/princeton/cs/algs4/MinPQ.html" text:style-name="Internet_20_link" text:visited-style-name="Visited_20_Internet_20_Link">Key</text:a> x)</text:p>
                  <text:p text:style-name="P8">Adds a new key to this priority queue.</text:p>
                  <text:p text:style-name="P11">Parameters:</text:p>
                  <text:p text:style-name="P13"><text:span text:style-name="Source_20_Text">x</text:span> - the key to add to this priority queue</text:p>
                  <text:list text:continue-numbering="true">
                    <text:list-item>
                      <text:h text:style-name="P22" text:outline-level="4"><text:bookmark text:name="delMin()"/>delMin</text:h>
                    </text:list-item>
                  </text:list>
                  <text:p text:style-name="P19">public <text:a xlink:type="simple" xlink:href="http://algs4.cs.princeton.edu/code/javadoc/edu/princeton/cs/algs4/MinPQ.html" text:style-name="Internet_20_link" text:visited-style-name="Visited_20_Internet_20_Link">Key</text:a> delMin()</text:p>
                  <text:p text:style-name="P8"><text:soft-page-break/>Removes and returns a smallest key on this priority queue.</text:p>
                  <text:p text:style-name="P11">Returns:</text:p>
                  <text:p text:style-name="P13">a smallest key on this priority queue </text:p>
                  <text:p text:style-name="P11">Throws: </text:p>
                  <text:p text:style-name="P13"><text:a xlink:type="simple" xlink:href="http://docs.oracle.com/javase/7/docs/api/java/util/NoSuchElementException.html?is-external=true" text:style-name="Internet_20_link" text:visited-style-name="Visited_20_Internet_20_Link"><text:span text:style-name="Source_20_Text">NoSuchElementException</text:span></text:a> - if this priority queue is empty</text:p>
                  <text:list text:continue-numbering="true">
                    <text:list-item>
                      <text:h text:style-name="P22" text:outline-level="4"><text:bookmark text:name="iterator()"/>iterator</text:h>
                    </text:list-item>
                  </text:list>
                  <text:p text:style-name="P19">public <text:a xlink:type="simple" xlink:href="http://docs.oracle.com/javase/7/docs/api/java/util/Iterator.html?is-external=true" text:style-name="Internet_20_link" text:visited-style-name="Visited_20_Internet_20_Link">Iterator</text:a>&lt;<text:a xlink:type="simple" xlink:href="http://algs4.cs.princeton.edu/code/javadoc/edu/princeton/cs/algs4/MinPQ.html" text:style-name="Internet_20_link" text:visited-style-name="Visited_20_Internet_20_Link">Key</text:a>&gt; iterator()</text:p>
                  <text:p text:style-name="P5">Returns an iterator that iterates over the keys on this priority queue in ascending order. </text:p>
                  <text:p text:style-name="P5">The iterator doesn't implement <text:span text:style-name="Source_20_Text">remove()</text:span> since it's optional.</text:p>
                  <text:p text:style-name="P11"><text:span text:style-name="Strong_20_Emphasis">Specified by:</text:span> </text:p>
                  <text:p text:style-name="P13"><text:a xlink:type="simple" xlink:href="http://docs.oracle.com/javase/7/docs/api/java/lang/Iterable.html?is-external=true#iterator%28%29" text:style-name="Internet_20_link" text:visited-style-name="Visited_20_Internet_20_Link"><text:span text:style-name="Source_20_Text">iterator</text:span></text:a> in interface <text:a xlink:type="simple" xlink:href="http://docs.oracle.com/javase/7/docs/api/java/lang/Iterable.html?is-external=true" text:style-name="Internet_20_link" text:visited-style-name="Visited_20_Internet_20_Link"><text:span text:style-name="Source_20_Text">Iterable</text:span></text:a><text:span text:style-name="Source_20_Text">&lt;</text:span><text:a xlink:type="simple" xlink:href="http://algs4.cs.princeton.edu/code/javadoc/edu/princeton/cs/algs4/MinPQ.html" text:style-name="Internet_20_link" text:visited-style-name="Visited_20_Internet_20_Link"><text:span text:style-name="Source_20_Text">Key</text:span></text:a><text:span text:style-name="Source_20_Text">&gt;</text:span> </text:p>
                  <text:p text:style-name="P11">Returns:</text:p>
                  <text:p text:style-name="P13">an iterator that iterates over the keys in ascending order</text:p>
                  <text:list text:continue-numbering="true">
                    <text:list-item>
                      <text:h text:style-name="P22" text:outline-level="4"><text:bookmark text:name="main(java.lang.String[])"/>main</text:h>
                    </text:list-item>
                  </text:list>
                  <text:p text:style-name="P19">public static void main(<text:a xlink:type="simple" xlink:href="http://docs.oracle.com/javase/7/docs/api/java/lang/String.html?is-external=true" text:style-name="Internet_20_link" text:visited-style-name="Visited_20_Internet_20_Link">String</text:a>[] args)</text:p>
                  <text:p text:style-name="P8">Unit tests the <text:span text:style-name="Source_20_Text">MinPQ</text:span> data type.</text:p>
                  <text:p text:style-name="P11">Parameters:</text:p>
                  <text:p text:style-name="P15"><text:span text:style-name="Source_20_Text">args</text:span> - the command-line arguments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2:51:53.522262279</meta:creation-date>
    <dc:date>2017-04-24T12:52:14.182457296</dc:date>
    <meta:editing-duration>PT21S</meta:editing-duration>
    <meta:editing-cycles>1</meta:editing-cycles>
    <meta:document-statistic meta:table-count="2" meta:image-count="0" meta:object-count="0" meta:page-count="4" meta:paragraph-count="128" meta:word-count="712" meta:character-count="4287" meta:non-whitespace-character-count="3756"/>
    <meta:generator>LibreOffice/5.1.6.2$Linux_x86 LibreOffice_project/10m0$Build-2</meta:generator>
  </office:meta>
</office:document-meta>
</file>